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table:style-name="ce4" office:value-type="string" calcext:value-type="string">
            <text:p>Red (Stop)</text:p>
          </table:table-cell>
          <table:table-cell table:style-name="ce12" office:value-type="float" office:value="34" calcext:value-type="float">
            <text:p>34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 table:number-columns-repeated="3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SSR Oven Heaters</text:p>
          </table:table-cell>
          <table:table-cell table:style-name="ce12" office:value-type="float" office:value="33" calcext:value-type="float">
            <text:p>33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table:style-name="ce4" office:value-type="string" calcext:value-type="string">
            <text:p>Relay Convection Fan</text:p>
          </table:table-cell>
          <table:table-cell table:style-name="ce1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e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Probe A</text:p>
          </table:table-cell>
          <table:table-cell table:style-name="ce12"/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Probe B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CLK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DO</text:p>
          </table:table-cell>
          <table:table-cell table:style-name="ce12" office:value-type="float" office:value="27" calcext:value-type="float">
            <text:p>27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00-00-00</text:date>, <text:time style:data-style-name="N2" text:time-value="08:41:28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8-14T14:12:31.032000000</dc:date>
    <meta:editing-duration>P5DT11H41M37S</meta:editing-duration>
    <meta:editing-cycles>16</meta:editing-cycles>
    <meta:document-statistic meta:table-count="1" meta:cell-count="51" meta:object-count="0"/>
  </office:meta>
</office:document-meta>
</file>